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2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3" style:family="paragraph" style:parent-style-name="Standard">
      <style:text-properties fo:background-color="#1f1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1. Crear un usuario de nombre usuario01 sin privilegios en el equipo local cuya</text:p>
      <text:p text:style-name="P1">-- contraseña sea “qwerty01”. Comprobar la ejecución consultado en la base</text:p>
      <text:p text:style-name="P1">-- de datos mysql.</text:p>
      <text:p text:style-name="P2"><text:line-break/></text:p>
      <text:p text:style-name="P1">-- 2. Crear un usuario de nombre usuario02 para cualquier equipo. Este usuario</text:p>
      <text:p text:style-name="P1">-- tendrá como contraseña “qwerty02”.</text:p>
      <text:p text:style-name="P2"><text:line-break/></text:p>
      <text:p text:style-name="P1">-- 3. Concederle todos los privilegios (excepto GRANT OPTION) pero que solo</text:p>
      <text:p text:style-name="P1">-- pueda acceder a la base dedatos jardineria.. Comprobar la ejecución</text:p>
      <text:p text:style-name="P1">-- consultando en la base de datos mysql.</text:p>
      <text:p text:style-name="P2"><text:line-break/></text:p>
      <text:p text:style-name="P1">-- 4. Conceder privilegios a usuario01 del equipo local. Concretamente le vamos a</text:p>
      <text:p text:style-name="P1">-- conceder privilegios para hacer consultas, insertar registros y actualizar datos</text:p>
      <text:p text:style-name="P1">-- en la tabla clientes de la base de datos jardineria. Comprobar la ejecución con</text:p>
      <text:p text:style-name="P1">-- una consulta en la base de datos mysql.</text:p>
      <text:p text:style-name="P2"><text:line-break/></text:p>
      <text:p text:style-name="P1">-- 5. Quitarle el privilegio de actualización sobre la tabla clientes a usuario01.</text:p>
      <text:p text:style-name="P2"><text:line-break/></text:p>
      <text:p text:style-name="P1">-- 6. Visualizar todos los privilegios concedidos al usuario usuario01.</text:p>
      <text:p text:style-name="P2"><text:line-break/></text:p>
      <text:p text:style-name="P1">-- 7. Crear un usuario usuario03 sin privilegios en un terminal remoto . Para no</text:p>
      <text:p text:style-name="P1">-- complicarnos, usaremos la dirección IP o nombre de nuestro propio equipo.</text:p>
      <text:p text:style-name="P1">-- Comprobamos que se ha creado consultando en la base de datos mysql.</text:p>
      <text:p text:style-name="P2"><text:line-break/></text:p>
      <text:p text:style-name="P1">-- 8. Crear un nuevo usuario llamado usuario04 en el equipo local con privilegios</text:p>
      <text:p text:style-name="P1">-- de consulta sobre las columnas Nombre , Apellido y Apellido2 de la tabla</text:p>
      <text:p text:style-name="P1">-- empleados en la base de datos jardineria. Comprobar la ejecución con una</text:p>
      <text:p text:style-name="P1">-- consulta en la base de datos mysql.</text:p>
      <text:p text:style-name="P2"><text:line-break/></text:p>
      <text:p text:style-name="P1">-- 9. Creamos al usuario05 para el equipo local al que vamos a conceder los</text:p>
      <text:p text:style-name="P1">-- mismos privilegios que al anterior, pero además le concedemos privilegios</text:p>
      <text:p text:style-name="P1">-- para inserción en la columna Puesto. Comprobar la ejecución con una</text:p>
      <text:p text:style-name="P1">-- consulta en la base de datos mysql.</text:p>
      <text:p text:style-name="P2"><text:line-break/></text:p>
      <text:p text:style-name="P1"><text:soft-page-break/>-- 10. Vamos a retirar el privilegio de inserción sobre el campo Puesto al usuario</text:p>
      <text:p text:style-name="P1">-- anterior.</text:p>
      <text:p text:style-name="P2"><text:line-break/></text:p>
      <text:p text:style-name="P1">-- 11. Eliminar ahora a usuario03. Comprobar que se ha eliminado consultando en la</text:p>
      <text:p text:style-name="P1">-- base de datos mysql.</text:p>
      <text:p text:style-name="P2"><text:line-break/></text:p>
      <text:p text:style-name="P1">-- 12. Crear nuevamente al usuario03 en el equipo local pero ahora como</text:p>
      <text:p text:style-name="P1">-- superusuario, es decir, hay que darle todos los privilegios incluido el</text:p>
      <text:p text:style-name="P1">-- privilegio GRANT OPTION. Tendrá como contraseña “super”.</text:p>
      <text:p text:style-name="P2"><text:line-break/></text:p>
      <text:p text:style-name="P1">-- 13. Crear desde el usuario03 un nuevo usuario llamado usuario06 y concederle</text:p>
      <text:p text:style-name="P1">-- los privilegios de SELECT, DELETE, UPDATE y ALTER sobre la tabla clientes de la</text:p>
      <text:p text:style-name="P1">-- base de datos jardineria.</text:p>
      <text:p text:style-name="P2"><text:line-break/></text:p>
      <text:p text:style-name="P1">-- 14. Conceder al usuario06 el privilegio de GRANT OPTION y el privilegio de</text:p>
      <text:p text:style-name="P1">-- INSERT sobre las columnas CodigoEmpleado, CodigoJefe y Puesto de la tabla</text:p>
      <text:p text:style-name="P1">-- empleados. Comprobamos que se han asignado los privilegios citados al</text:p>
      <text:p text:style-name="P1">-- usuario06 consultando en la base de datos mysql.</text:p>
      <text:p text:style-name="P2"><text:line-break/></text:p>
      <text:p text:style-name="P1">-- 15. Crear al usuario usuario07 desde el usuario root y luego, desde usuario06,</text:p>
      <text:p text:style-name="P1">-- concederle el privilegio INSERT para las columnas CodigoEmpleado y Puesto de</text:p>
      <text:p text:style-name="P1">-- la tabla empleados.</text:p>
      <text:p text:style-name="P1">-- Salimos del monitor de usuario06 y entramos nuevamente como root</text:p>
      <text:p text:style-name="P1">-- para comprobar que todo ha ido bien, consultando en la base de datos</text:p>
      <text:p text:style-name="P1">-- mysql.</text:p>
      <text:p text:style-name="P2"><text:line-break/></text:p>
      <text:p text:style-name="P1">-- 16. Quitar el privilegio INSERT sobre los campos CodigoJefe y Puesto a usuario06</text:p>
      <text:p text:style-name="P1">-- desde el usuario usuario03 (que fué quien se lo concedió).</text:p>
      <text:p text:style-name="P1">-- Comprobar que todo ha ido correctamente con una consulta en mysql.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09:51:01.592000000</meta:creation-date>
    <dc:date>2024-03-20T10:04:22.450000000</dc:date>
    <meta:editing-duration>PT13M21S</meta:editing-duration>
    <meta:editing-cycles>1</meta:editing-cycles>
    <meta:document-statistic meta:table-count="0" meta:image-count="0" meta:object-count="0" meta:page-count="2" meta:paragraph-count="63" meta:word-count="527" meta:character-count="3095" meta:non-whitespace-character-count="2601"/>
    <meta:generator>LibreOffice/7.6.0.3$Windows_X86_64 LibreOffice_project/69edd8b8ebc41d00b4de3915dc82f8f0fc3b6265</meta:generator>
  </office:meta>
</office:document-meta>
</file>